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23549" officeooo:paragraph-rsid="001047b9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3549" officeooo:paragraph-rsid="001605a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12421da" officeooo:paragraph-rsid="01a4aef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officeooo:rsid="00222b33" officeooo:paragraph-rsid="00222b33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1b2125" officeooo:paragraph-rsid="001b2125" style:font-size-asian="7pt" style:font-size-complex="8pt"/>
    </style:style>
    <style:style style:name="P6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1605ac" officeooo:paragraph-rsid="001605ac" style:font-size-asian="7pt" style:font-size-complex="8pt"/>
    </style:style>
    <style:style style:name="P7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fo:font-weight="normal" officeooo:rsid="0034c764" officeooo:paragraph-rsid="0034c764" style:font-size-asian="7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8pt" officeooo:rsid="001b2125" officeooo:paragraph-rsid="001b2125" style:font-size-asian="7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style:text-underline-style="none" fo:font-weight="normal" officeooo:rsid="0035f954" officeooo:paragraph-rsid="0035f954" style:font-size-asian="7pt" style:font-weight-asian="normal" style:font-size-complex="8pt" style:font-weight-complex="normal"/>
    </style:style>
    <style:style style:name="P10" style:family="paragraph" style:parent-style-name="Standard">
      <style:text-properties fo:font-size="22pt" officeooo:rsid="001047b9" officeooo:paragraph-rsid="001047b9" style:font-size-asian="22pt" style:font-size-complex="22pt"/>
    </style:style>
    <style:style style:name="P11" style:family="paragraph" style:parent-style-name="Standard">
      <style:text-properties officeooo:rsid="001047b9" officeooo:paragraph-rsid="001047b9"/>
    </style:style>
    <style:style style:name="P12" style:family="paragraph" style:parent-style-name="Standard">
      <style:paragraph-properties fo:text-align="center" style:justify-single-word="false"/>
      <style:text-properties fo:color="#2a6099" loext:opacity="100%" fo:font-size="28pt" style:text-underline-style="solid" style:text-underline-width="auto" style:text-underline-color="font-color" officeooo:rsid="001047b9" officeooo:paragraph-rsid="001047b9" style:font-size-asian="24.5pt" style:font-size-complex="28pt"/>
    </style:style>
    <style:style style:name="P13" style:family="paragraph" style:parent-style-name="Standard">
      <style:paragraph-properties fo:text-align="start" style:justify-single-word="false"/>
      <style:text-properties fo:color="#2a6099" loext:opacity="100%" fo:font-size="18pt" style:text-underline-style="solid" style:text-underline-width="auto" style:text-underline-color="font-color" officeooo:rsid="001b2125" officeooo:paragraph-rsid="001b2125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color="#2a6099" loext:opacity="100%" fo:font-size="18pt" style:text-underline-style="solid" style:text-underline-width="auto" style:text-underline-color="font-color" officeooo:rsid="00222b33" officeooo:paragraph-rsid="00222b33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color="#2a6099" loext:opacity="100%" fo:font-size="18pt" style:text-underline-style="solid" style:text-underline-width="auto" style:text-underline-color="font-color" fo:font-weight="normal" officeooo:rsid="0034c764" officeooo:paragraph-rsid="0034c764" style:font-size-asian="18pt" style:font-weight-asian="normal" style:font-size-complex="18pt" style:font-weight-complex="normal"/>
    </style:style>
    <style:style style:name="P16" style:family="paragraph" style:parent-style-name="Standard">
      <style:text-properties fo:font-size="32pt" officeooo:rsid="001047b9" officeooo:paragraph-rsid="0067d5c7" style:font-size-asian="32pt" style:font-size-complex="32pt"/>
    </style:style>
    <style:style style:name="P17" style:family="paragraph" style:parent-style-name="Standard">
      <style:paragraph-properties fo:text-align="start" style:justify-single-word="false"/>
      <style:text-properties officeooo:paragraph-rsid="01a4aef5"/>
    </style:style>
    <style:style style:name="P18" style:family="paragraph" style:parent-style-name="Standard">
      <style:paragraph-properties fo:text-align="start" style:justify-single-word="false"/>
      <style:text-properties fo:font-size="13pt" officeooo:paragraph-rsid="001b2125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size="13pt" officeooo:rsid="0035f954" officeooo:paragraph-rsid="0035f954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size="18pt" officeooo:paragraph-rsid="001605ac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4pt" style:text-underline-style="none" officeooo:rsid="00222b33" officeooo:paragraph-rsid="00222b33" style:font-size-asian="3.5pt" style:font-size-complex="4pt"/>
    </style:style>
    <style:style style:name="P22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00a933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-color="#ffe994"/>
      <style:paragraph-properties fo:text-align="center" style:writing-mode="lr-tb"/>
    </style:style>
    <style:style style:name="P28" style:family="paragraph">
      <loext:graphic-properties draw:fill-color="#111111"/>
      <style:paragraph-properties style:writing-mode="lr-tb"/>
    </style:style>
    <style:style style:name="P29" style:family="paragraph">
      <loext:graphic-properties draw:fill-color="#ff3838"/>
      <style:paragraph-properties fo:text-align="center" style:writing-mode="lr-tb"/>
    </style:style>
    <style:style style:name="P30" style:family="paragraph">
      <style:paragraph-properties fo:text-align="center" style:writing-mode="lr-tb"/>
      <style:text-properties fo:font-size="10pt" style:font-size-asian="10pt" style:font-size-complex="10pt"/>
    </style:style>
    <style:style style:name="P31" style:family="paragraph">
      <loext:graphic-properties draw:fill-color="#111111"/>
      <style:paragraph-properties fo:text-align="center" style:writing-mode="lr-tb"/>
      <style:text-properties fo:font-size="10pt" style:font-size-asian="10pt" style:font-size-complex="10pt"/>
    </style:style>
    <style:style style:name="P32" style:family="paragraph">
      <loext:graphic-properties draw:fill-color="#3465a4"/>
      <style:paragraph-properties fo:text-align="center" style:writing-mode="lr-tb"/>
      <style:text-properties fo:font-size="10pt" style:font-size-asian="10pt" style:font-size-complex="10pt"/>
    </style:style>
    <style:style style:name="P33" style:family="paragraph">
      <loext:graphic-properties draw:fill-color="#a1467e"/>
      <style:paragraph-properties fo:text-align="center" style:writing-mode="lr-tb"/>
    </style:style>
    <style:style style:name="P34" style:family="paragraph">
      <loext:graphic-properties draw:fill-color="#ffff00"/>
      <style:paragraph-properties fo:text-align="center" style:writing-mode="lr-tb"/>
    </style:style>
    <style:style style:name="P35" style:family="paragraph">
      <loext:graphic-properties draw:fill-color="#81d41a"/>
      <style:paragraph-properties fo:text-align="center" style:writing-mode="lr-tb"/>
    </style:style>
    <style:style style:name="P36" style:family="paragraph">
      <style:paragraph-properties fo:text-align="center" style:writing-mode="lr-tb"/>
      <style:text-properties fo:font-size="12pt"/>
    </style:style>
    <style:style style:name="P37" style:family="paragraph">
      <loext:graphic-properties draw:fill-color="#ff8000"/>
      <style:paragraph-properties fo:text-align="center" style:writing-mode="lr-tb"/>
      <style:text-properties fo:font-size="12pt"/>
    </style:style>
    <style:style style:name="P38" style:family="paragraph">
      <loext:graphic-properties draw:fill-color="#111111"/>
      <style:paragraph-properties style:writing-mode="lr-tb"/>
      <style:text-properties fo:font-size="12pt"/>
    </style:style>
    <style:style style:name="T1" style:family="text">
      <style:text-properties officeooo:rsid="001c96c5"/>
    </style:style>
    <style:style style:name="T2" style:family="text">
      <style:text-properties fo:font-size="12pt" officeooo:rsid="001605ac" style:font-size-asian="12pt" style:font-size-complex="12pt"/>
    </style:style>
    <style:style style:name="T3" style:family="text">
      <style:text-properties fo:font-size="12pt" officeooo:rsid="0017e4eb" style:font-size-asian="12pt" style:font-size-complex="12pt"/>
    </style:style>
    <style:style style:name="T4" style:family="text">
      <style:text-properties fo:font-size="12pt" officeooo:rsid="0067d5c7" style:font-size-asian="12pt" style:font-size-complex="12pt"/>
    </style:style>
    <style:style style:name="T5" style:family="text">
      <style:text-properties fo:font-size="12pt" officeooo:rsid="018db5c0" style:font-size-asian="12pt" style:font-size-complex="12pt"/>
    </style:style>
    <style:style style:name="T6" style:family="text">
      <style:text-properties fo:font-size="12pt" officeooo:rsid="018c7584" style:font-size-asian="12pt" style:font-size-complex="12pt"/>
    </style:style>
    <style:style style:name="T7" style:family="text">
      <style:text-properties fo:font-size="12pt" officeooo:rsid="0018d97e" style:font-size-asian="12pt" style:font-size-complex="12pt"/>
    </style:style>
    <style:style style:name="T8" style:family="text">
      <style:text-properties fo:font-size="12pt" officeooo:rsid="006cc035" style:font-size-asian="12pt" style:font-size-complex="12pt"/>
    </style:style>
    <style:style style:name="T9" style:family="text">
      <style:text-properties fo:font-size="12pt" officeooo:rsid="01922d6d" style:font-size-asian="12pt" style:font-size-complex="12pt"/>
    </style:style>
    <style:style style:name="T10" style:family="text">
      <style:text-properties fo:font-size="12pt" officeooo:rsid="00695417" style:font-size-asian="12pt" style:font-size-complex="12pt"/>
    </style:style>
    <style:style style:name="T11" style:family="text">
      <style:text-properties fo:font-size="12pt" officeooo:rsid="0162e082" style:font-size-asian="12pt" style:font-size-complex="12pt"/>
    </style:style>
    <style:style style:name="T12" style:family="text">
      <style:text-properties fo:font-size="12pt" officeooo:rsid="01a4aef5" style:font-size-asian="12pt" style:font-size-complex="12pt"/>
    </style:style>
    <style:style style:name="T13" style:family="text">
      <style:text-properties fo:font-size="12pt" officeooo:rsid="006b2041" style:font-size-asian="12pt" style:font-size-complex="12pt"/>
    </style:style>
    <style:style style:name="T14" style:family="text">
      <style:text-properties fo:font-size="12pt" officeooo:rsid="006b8975" style:font-size-asian="12pt" style:font-size-complex="12pt"/>
    </style:style>
    <style:style style:name="T15" style:family="text">
      <style:text-properties fo:font-size="12pt" fo:font-weight="bold" officeooo:rsid="00695417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148da46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14b7124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17e4eb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1a4aef5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1605ac" style:font-size-asian="12pt" style:font-weight-asian="bold" style:font-size-complex="12pt" style:font-weight-complex="bold"/>
    </style:style>
    <style:style style:name="T21" style:family="text">
      <style:text-properties officeooo:rsid="0035f954"/>
    </style:style>
    <style:style style:name="T22" style:family="text">
      <style:text-properties officeooo:rsid="0065c5ec"/>
    </style:style>
    <style:style style:name="T23" style:family="text">
      <style:text-properties officeooo:rsid="0067d5c7"/>
    </style:style>
    <style:style style:name="T24" style:family="text">
      <style:text-properties fo:color="#2a6099" loext:opacity="100%"/>
    </style:style>
    <style:style style:name="T25" style:family="text">
      <style:text-properties fo:color="#2a6099" loext:opacity="100%" fo:font-size="12pt" fo:language="fr" fo:country="FR" style:text-underline-style="none" officeooo:rsid="0022f357" style:font-size-asian="10.5pt" style:language-asian="zxx" style:country-asian="none" style:font-size-complex="12pt" style:language-complex="zxx" style:country-complex="none"/>
    </style:style>
    <style:style style:name="T26" style:family="text">
      <style:text-properties fo:color="#2a6099" loext:opacity="100%" fo:font-size="12pt" fo:language="fr" fo:country="FR" style:text-underline-style="none" officeooo:rsid="00123549" style:font-size-asian="10.5pt" style:language-asian="zxx" style:country-asian="none" style:font-size-complex="12pt" style:language-complex="zxx" style:country-complex="none"/>
    </style:style>
    <style:style style:name="T27" style:family="text">
      <style:text-properties fo:color="#2a6099" loext:opacity="100%" fo:font-size="14pt" fo:language="fr" fo:country="FR" style:text-underline-style="none" officeooo:rsid="0022f357" style:font-size-asian="14pt" style:language-asian="zxx" style:country-asian="none" style:font-size-complex="14pt" style:language-complex="zxx" style:country-complex="none"/>
    </style:style>
    <style:style style:name="T28" style:family="text">
      <style:text-properties fo:color="#2a6099" loext:opacity="100%" fo:font-size="14pt" fo:language="fr" fo:country="FR" style:text-underline-style="solid" style:text-underline-width="auto" style:text-underline-color="font-color" officeooo:rsid="0022f357" style:font-size-asian="14pt" style:language-asian="zxx" style:country-asian="none" style:font-size-complex="14pt" style:language-complex="zxx" style:country-complex="none"/>
    </style:style>
    <style:style style:name="T29" style:family="text">
      <style:text-properties fo:color="#2a6099" loext:opacity="100%" style:text-underline-style="solid" style:text-underline-width="auto" style:text-underline-color="font-color" officeooo:rsid="006609a7"/>
    </style:style>
    <style:style style:name="T30" style:family="text">
      <style:text-properties fo:color="#2a6099" loext:opacity="100%" style:text-underline-style="solid" style:text-underline-width="auto" style:text-underline-color="font-color" officeooo:rsid="0067d5c7"/>
    </style:style>
    <style:style style:name="T31" style:family="text">
      <style:text-properties fo:color="#2a6099" loext:opacity="100%" style:text-underline-style="solid" style:text-underline-width="auto" style:text-underline-color="font-color" officeooo:rsid="001605ac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386e87" style:font-weight-asian="normal" style:font-weight-complex="normal"/>
    </style:style>
    <style:style style:name="T34" style:family="text">
      <style:text-properties officeooo:rsid="00695417"/>
    </style:style>
    <style:style style:name="T35" style:family="text">
      <style:text-properties fo:color="#ff4000" loext:opacity="100%" fo:font-size="10pt" officeooo:rsid="008c82a1" style:font-size-asian="10pt" style:font-size-complex="10pt"/>
    </style:style>
    <style:style style:name="T36" style:family="text">
      <style:text-properties fo:color="#ff4000" loext:opacity="100%" fo:font-size="10pt" officeooo:rsid="010400ce" style:font-size-asian="10pt" style:font-size-complex="10pt"/>
    </style:style>
    <style:style style:name="T37" style:family="text">
      <style:text-properties fo:color="#000000" loext:opacity="100%"/>
    </style:style>
    <style:style style:name="T38" style:family="text">
      <style:text-properties officeooo:rsid="01a4aef5"/>
    </style:style>
    <style:style style:name="T39" style:family="text">
      <style:text-properties officeooo:rsid="001b2125"/>
    </style:style>
    <style:style style:name="T40" style:family="text">
      <style:text-properties officeooo:rsid="00321866"/>
    </style:style>
    <style:style style:name="T41" style:family="text">
      <style:text-properties officeooo:rsid="00324dfc"/>
    </style:style>
    <style:style style:name="T42" style:family="text">
      <style:text-properties fo:color="#2a6099" loext:opacity="100%" fo:font-size="18pt" style:text-underline-style="solid" style:text-underline-width="auto" style:text-underline-color="font-color" style:font-size-asian="18pt" style:font-size-complex="18pt"/>
    </style:style>
    <style:style style:name="T43" style:family="text">
      <style:text-properties fo:color="#2a6099" loext:opacity="100%" fo:font-size="8pt" style:text-underline-style="solid" style:text-underline-width="auto" style:text-underline-color="font-color" style:font-size-asian="8pt" style:font-size-complex="8pt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color="#2a6099" loext:opacity="100%" fo:font-size="10pt" style:text-underline-style="solid" style:text-underline-width="auto" style:text-underline-color="font-color" style:font-size-asian="10pt" style:font-size-complex="10pt"/>
    </style:style>
    <style:style style:name="T47" style:family="text">
      <style:text-properties fo:color="#2a6099" loext:opacity="100%" fo:font-size="10pt" fo:background-color="transparent" style:font-size-asian="10pt" style:font-size-complex="10pt"/>
    </style:style>
    <style:style style:name="T48" style:family="text">
      <style:text-properties fo:color="#2a6099" loext:opacity="100%" fo:font-size="18pt" style:text-underline-style="solid" style:text-underline-width="auto" style:text-underline-color="font-color" fo:background-color="transparent" style:font-size-asian="18pt" style:font-size-complex="18pt"/>
    </style:style>
    <style:style style:name="T49" style:family="text">
      <style:text-properties style:text-position="super 58%" fo:font-size="10pt" style:font-size-asian="10pt" style:font-size-complex="10pt"/>
    </style:style>
    <style:style style:name="T50" style:family="text">
      <style:text-properties fo:font-size="12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28cm" svg:stroke-color="#ffffff" draw:marker-start="" draw:marker-start-width="0.199cm" draw:marker-start-center="false" draw:marker-end="" draw:marker-end-width="0.199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28cm" svg:stroke-color="#ffffff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fill-color="#00a933" draw:textarea-horizontal-align="justify" draw:textarea-vertical-align="middle" draw:auto-grow-height="false" fo:min-height="0.593cm" fo:min-width="2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8.9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-color="#ffe994" draw:textarea-horizontal-align="justify" draw:textarea-vertical-align="middle" draw:auto-grow-height="false" fo:min-height="0.593cm" fo:min-width="10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-color="#111111" draw:textarea-horizontal-align="justify" draw:textarea-vertical-align="middle" draw:auto-grow-height="false" fo:min-height="0.9cm" fo:min-width="10.5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ff3838" draw:textarea-horizontal-align="justify" draw:textarea-vertical-align="middle" draw:auto-grow-height="false" fo:min-height="0.593cm" fo:min-width="10.1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111111" draw:textarea-horizontal-align="justify" draw:textarea-vertical-align="middle" draw:auto-grow-height="false" fo:min-height="0.9cm" fo:min-width="1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028cm" svg:stroke-color="#ffffff" draw:marker-start="" draw:marker-start-width="0.199cm" draw:marker-start-center="false" draw:marker-end="" draw:marker-end-width="0.199cm" draw:marker-end-center="false" draw:fill="solid" draw:fill-color="#eeeeee" draw:opacity="0%" draw:textarea-horizontal-align="justify" draw:textarea-vertical-align="middle" draw:auto-grow-height="false" fo:min-height="0.751cm" fo:min-width="0.5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28cm" svg:stroke-color="#ffffff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28cm" svg:stroke-color="#ffffff" draw:marker-start="" draw:marker-start-width="0.199cm" draw:marker-start-center="false" draw:marker-end="" draw:marker-end-width="0.199cm" draw:marker-end-center="false" draw:fill="solid" draw:fill-color="#eeeeee" draw:opacity="0%" draw:textarea-horizontal-align="justify" draw:textarea-vertical-align="middle" draw:auto-grow-height="false" fo:min-height="0.751cm" fo:min-width="0.5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28cm" svg:stroke-color="#ffffff" draw:marker-start="" draw:marker-start-width="0.199cm" draw:marker-start-center="false" draw:marker-end="" draw:marker-end-width="0.199cm" draw:marker-end-center="false" draw:fill="solid" draw:fill-color="#eeeeee" draw:opacity="0%" draw:textarea-horizontal-align="justify" draw:textarea-vertical-align="middle" draw:auto-grow-height="false" fo:min-height="0.75cm" fo:min-width="0.5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254cm" svg:stroke-color="#000000" draw:marker-start-width="0.73cm" draw:marker-end-width="0.73cm" draw:fill-color="#111111" draw:textarea-horizontal-align="justify" draw:textarea-vertical-align="middle" draw:auto-grow-height="false" fo:min-height="3.249cm" fo:min-width="20.731cm" fo:padding-top="0.123cm" fo:padding-bottom="0.123cm" fo:padding-left="0.123cm" fo:padding-right="0.1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-color="#3465a4" draw:textarea-horizontal-align="justify" draw:textarea-vertical-align="middle" draw:auto-grow-height="false" fo:min-height="0.593cm" fo:min-width="6.8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fill-color="#a1467e" draw:textarea-horizontal-align="justify" draw:textarea-vertical-align="middle" draw:auto-grow-height="false" fo:min-height="0.593cm" fo:min-width="6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-color="#111111" draw:textarea-horizontal-align="justify" draw:textarea-vertical-align="middle" draw:auto-grow-height="false" fo:min-height="0.9cm" fo:min-width="10.5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draw:fill-color="#ffff00" draw:textarea-horizontal-align="justify" draw:textarea-vertical-align="middle" draw:auto-grow-height="false" fo:min-height="0.593cm" fo:min-width="4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draw:fill-color="#81d41a" draw:textarea-horizontal-align="justify" draw:textarea-vertical-align="middle" draw:auto-grow-height="false" fo:min-height="0.593cm" fo:min-width="3.8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draw:fill-color="#111111" draw:textarea-horizontal-align="justify" draw:textarea-vertical-align="middle" draw:auto-grow-height="false" fo:min-height="0.9cm" fo:min-width="10.5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-color="#ff8000" draw:textarea-horizontal-align="justify" draw:textarea-vertical-align="middle" draw:auto-grow-height="false" fo:min-height="0.594cm" fo:min-width="9.4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draw:fill-color="#111111" draw:textarea-horizontal-align="justify" draw:textarea-vertical-align="middle" draw:auto-grow-height="false" fo:min-height="0.9cm" fo:min-width="10.5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draw:fill-color="#111111" draw:textarea-horizontal-align="justify" draw:textarea-vertical-align="middle" draw:auto-grow-height="false" fo:min-height="0.901cm" fo:min-width="1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37">DOUEIL</text:span><text:span text:style-name="T24"><text:tab/></text:span><text:span text:style-name="T25"><text:tab/><text:tab/><text:tab/><text:tab/></text:span><text:a xlink:type="simple" xlink:href="mailto:ormidales@vivaldi.net" text:style-name="Internet_20_link" text:visited-style-name="Visited_20_Internet_20_Link"><text:span text:style-name="T27">h</text:span></text:a><text:span text:style-name="T28">ugo.doueil1@lycee-pardailhan.fr</text:span></text:p>
      <text:p text:style-name="P10"><text:span text:style-name="T37">Hugo</text:span><text:tab/><text:tab/><text:tab/><text:tab/> <text:s text:c="2"/><text:span text:style-name="T35">Recherche stage du 31/05/2021 au 2/07/2021 en Développement </text:span><text:span text:style-name="T36">Web</text:span></text:p>
      <text:p text:style-name="P11"/>
      <text:p text:style-name="P12">Étudiant en Développement <text:span text:style-name="T22">Web</text:span></text:p>
      <text:p text:style-name="P1"/>
      <text:p text:style-name="P20"><text:span text:style-name="T29">Dipl</text:span><text:span text:style-name="T30">ô</text:span><text:span text:style-name="T29">mes et </text:span><text:span text:style-name="T31">Formation</text:span><text:span text:style-name="T29">s</text:span><text:span text:style-name="T31"> :</text:span></text:p>
      <text:p text:style-name="P6"/>
      <text:p text:style-name="P17"><text:span text:style-name="T34">- </text:span><text:span text:style-name="T15">BTS SIO </text:span><text:span text:style-name="T16">(Service</text:span><text:span text:style-name="T17">s</text:span><text:span text:style-name="T16"> Informatique</text:span><text:span text:style-name="T17">s</text:span><text:span text:style-name="T16"> aux organisations) </text:span><text:span text:style-name="T15">SLAM</text:span><text:span text:style-name="T10"> </text:span><text:span text:style-name="T11">(Solutions Logicielles et Applications Métier ) </text:span><text:span text:style-name="T10">(2020 – 2022) En cours de formation </text:span><text:span text:style-name="T12">au lycée Pardailhan de</text:span><text:span text:style-name="T13"> AUCH </text:span><text:span text:style-name="T14">32000</text:span></text:p>
      <text:p text:style-name="P3"><text:s text:c="4"/>Certifié Atelier RGPD (CNIL MOOC)<text:line-break/></text:p>
      <text:p text:style-name="P17"><text:span text:style-name="T2">- </text:span><text:span text:style-name="T18">Baccalauréat Technologique </text:span><text:span text:style-name="T19">STI2D </text:span><text:span text:style-name="T4">(201</text:span><text:span text:style-name="T5">8</text:span><text:span text:style-name="T4">-</text:span><text:span text:style-name="T6">2020</text:span><text:span text:style-name="T4">)</text:span><text:span text:style-name="T3"> : Sciences et Technologies de l’</text:span><text:span text:style-name="T4">I</text:span><text:span text:style-name="T3">ndustrie et du </text:span><text:span text:style-name="T4">D</text:span><text:span text:style-name="T3">éveloppement </text:span><text:span text:style-name="T4">D</text:span><text:span text:style-name="T3">urable </text:span><text:span text:style-name="T7">option </text:span><text:span text:style-name="T4">É</text:span><text:span text:style-name="T7">nergie et Environnement </text:span><text:span text:style-name="T12">au lycée Paul Mathou à</text:span><text:span text:style-name="T8"> GOURDAN POLIGNAN 31800, </text:span><text:span text:style-name="T12">m</text:span><text:span text:style-name="T9">ention Assez Bien.<text:line-break/></text:span></text:p>
      <text:p text:style-name="P17"><text:span text:style-name="T7">- </text:span><text:span text:style-name="T20">Brevet des collèges</text:span><text:span text:style-name="T2"> </text:span><text:span text:style-name="T4">(2015) </text:span><text:span text:style-name="T12">au collège Didier Daurat à</text:span><text:span text:style-name="T8"> SAINT-GAUDENS 31800</text:span></text:p>
      <text:p text:style-name="P2"/>
      <text:p text:style-name="P13">Expérience<text:span text:style-name="T23">s</text:span> Professionnel<text:span text:style-name="T23">les</text:span> :</text:p>
      <text:p text:style-name="P5"/>
      <text:p text:style-name="P18"><text:span text:style-name="T39">- </text:span><text:span text:style-name="T38">Agent d’entretien</text:span><text:span text:style-name="T39"> à la piscine municipale de Saint-Gaudens </text:span><text:span text:style-name="T1">(</text:span><text:span text:style-name="T23">Saisonnier </text:span><text:span text:style-name="T1">2019 / 2020).</text:span></text:p>
      <text:p text:style-name="P18"><text:span text:style-name="T39">- </text:span><text:span text:style-name="T40">Stage </text:span><text:span text:style-name="T23">observation</text:span><text:span text:style-name="T41"> 3ème à</text:span><text:span text:style-name="T40"> Service Informatique de la </text:span><text:span text:style-name="T23">M</text:span><text:span text:style-name="T40">airie de Saint-Gaudens.</text:span></text:p>
      <text:p text:style-name="P8"/>
      <text:p text:style-name="P15">Projet <text:span text:style-name="T21">en Terminal STI2D EE :</text:span></text:p>
      <text:p text:style-name="P7"/>
      <text:p text:style-name="P19"><text:span text:style-name="T32">Abri à vélo électrique avec panneau</text:span><text:span text:style-name="T33">x</text:span><text:span text:style-name="T32"> solaire</text:span><text:span text:style-name="T33">s</text:span><text:span text:style-name="T32"> intégré</text:span><text:span text:style-name="T33">s </text:span><text:span text:style-name="T32">et rotatif</text:span><text:span text:style-name="T33">s</text:span><text:span text:style-name="T32"> suivant la position du soleil dans le ciel.</text:span></text:p>
      <text:p text:style-name="P9"/>
      <text:p text:style-name="P14"><draw:frame text:anchor-type="paragraph" draw:z-index="19" draw:name="Forme4" draw:style-name="gr5" draw:text-style-name="P26" svg:width="5.963cm" svg:height="8.991cm" svg:x="11.728cm" svg:y="0.321cm"><draw:text-box><text:p><text:span text:style-name="T42">Langue : </text:span></text:p><text:p><text:span text:style-name="T43"/></text:p><text:p><text:span text:style-name="T44">- Anglais B1 : Écrit, lu et parler</text:span></text:p><text:p><text:span text:style-name="T45"/></text:p><text:p><text:span text:style-name="T42">Hobbies :</text:span></text:p><text:p><text:span text:style-name="T46"/></text:p><text:p><text:span text:style-name="T44">- Developpement</text:span></text:p><text:p><text:span text:style-name="T44">- Skateboarding</text:span></text:p><text:p><text:span text:style-name="T44">- Surfboarding</text:span></text:p><text:p><text:span text:style-name="T47"/></text:p><text:p><text:span text:style-name="T48">Windows / Linux :</text:span></text:p><text:p><text:span text:style-name="T45"/></text:p><text:p><text:span text:style-name="T44">- Administration serveurs Windows et Linux</text:span></text:p></draw:text-box></draw:frame>Compétences :</text:p>
      <text:p text:style-name="P21"/>
      <text:p text:style-name="P4"><draw:custom-shape text:anchor-type="paragraph" draw:z-index="1" draw:name="Forme1" draw:style-name="gr22" draw:text-style-name="P28" svg:width="10.536cm" svg:height="0.9cm" svg:x="-0.007cm" svg:y="0.0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Forme1_0" draw:style-name="gr21" draw:text-style-name="P37" svg:width="9.427cm" svg:height="0.595cm" svg:x="0.152cm" svg:y="0.217cm"><text:p text:style-name="P36"><text:span text:style-name="T50">HTML ET CSS</text:span></text:p><draw:enhanced-geometry svg:viewBox="0 0 21600 21600" draw:type="rectangle" draw:enhanced-path="M 0 0 L 21600 0 21600 21600 0 21600 0 0 Z N"/></draw:custom-shape></text:p>
      <text:p text:style-name="P4"><draw:custom-shape text:anchor-type="paragraph" draw:z-index="3" draw:name="Forme1_1" draw:style-name="gr20" draw:text-style-name="P28" svg:width="10.547cm" svg:height="0.9cm" svg:x="-0.014cm" svg:y="0.422cm"><text:p/><draw:enhanced-geometry svg:viewBox="0 0 21600 21600" draw:type="rectangle" draw:enhanced-path="M 0 0 L 21600 0 21600 21600 0 21600 0 0 Z N"/></draw:custom-shape><draw:custom-shape text:anchor-type="paragraph" draw:z-index="20" draw:name="Forme1_14" draw:style-name="gr4" draw:text-style-name="P25" svg:width="2.999cm" svg:height="0.593cm" svg:x="0.134cm" svg:y="0.573cm"><text:p text:style-name="P24">PHP</text:p><draw:enhanced-geometry svg:viewBox="0 0 21600 21600" draw:type="rectangle" draw:enhanced-path="M 0 0 L 21600 0 21600 21600 0 21600 0 0 Z N"/></draw:custom-shape></text:p>
      <text:p text:style-name="P4"/>
      <text:p text:style-name="P4"><draw:custom-shape text:anchor-type="paragraph" draw:z-index="5" draw:name="Forme1_3" draw:style-name="gr17" draw:text-style-name="P28" svg:width="10.533cm" svg:height="0.9cm" svg:x="-0.007cm" svg:y="0.168cm"><text:p/><draw:enhanced-geometry svg:viewBox="0 0 21600 21600" draw:type="rectangle" draw:enhanced-path="M 0 0 L 21600 0 21600 21600 0 21600 0 0 Z N"/></draw:custom-shape><draw:custom-shape text:anchor-type="paragraph" draw:z-index="6" draw:name="Forme1_4" draw:style-name="gr18" draw:text-style-name="P34" svg:width="4.028cm" svg:height="0.593cm" svg:x="0.152cm" svg:y="0.321cm"><text:p text:style-name="P24">JAVASCRIPT</text:p><draw:enhanced-geometry svg:viewBox="0 0 21600 21600" draw:type="rectangle" draw:enhanced-path="M 0 0 L 21600 0 21600 21600 0 21600 0 0 Z N"/></draw:custom-shape></text:p>
      <text:p text:style-name="P4"><draw:custom-shape text:anchor-type="paragraph" draw:z-index="7" draw:name="Forme1_5" draw:style-name="gr17" draw:text-style-name="P28" svg:width="10.533cm" svg:height="0.9cm" svg:x="-0.007cm" svg:y="0.515cm"><text:p/><draw:enhanced-geometry svg:viewBox="0 0 21600 21600" draw:type="rectangle" draw:enhanced-path="M 0 0 L 21600 0 21600 21600 0 21600 0 0 Z N"/></draw:custom-shape></text:p>
      <text:p text:style-name="P4"><draw:custom-shape text:anchor-type="paragraph" draw:z-index="8" draw:name="Forme1_6" draw:style-name="gr16" draw:text-style-name="P33" svg:width="6.18cm" svg:height="0.593cm" svg:x="0.152cm" svg:y="0.072cm"><text:p text:style-name="P24">C#</text:p><draw:enhanced-geometry svg:viewBox="0 0 21600 21600" draw:type="rectangle" draw:enhanced-path="M 0 0 L 21600 0 21600 21600 0 21600 0 0 Z N"/></draw:custom-shape></text:p>
      <text:p text:style-name="P4"><draw:custom-shape text:anchor-type="paragraph" draw:z-index="9" draw:name="Forme1_7" draw:style-name="gr7" draw:text-style-name="P28" svg:width="10.526cm" svg:height="0.9cm" svg:x="-0.007cm" svg:y="0.279cm"><text:p/><draw:enhanced-geometry svg:viewBox="0 0 21600 21600" draw:type="rectangle" draw:enhanced-path="M 0 0 L 21600 0 21600 21600 0 21600 0 0 Z N"/></draw:custom-shape><draw:custom-shape text:anchor-type="paragraph" draw:z-index="10" draw:name="Forme1_8" draw:style-name="gr15" draw:text-style-name="P32" svg:width="6.809cm" svg:height="0.593cm" svg:x="0.152cm" svg:y="0.423cm"><text:p text:style-name="P30"><text:span text:style-name="T45">SGBD (MySQL et Requetage / Conception)</text:span></text:p><draw:enhanced-geometry svg:viewBox="0 0 21600 21600" draw:type="rectangle" draw:enhanced-path="M 0 0 L 21600 0 21600 21600 0 21600 0 0 Z N"/></draw:custom-shape></text:p>
      <text:p text:style-name="P4"/>
      <text:p text:style-name="P4"><draw:custom-shape text:anchor-type="paragraph" draw:z-index="0" draw:name="Forme1_13" draw:style-name="gr23" draw:text-style-name="P38" svg:width="10.528cm" svg:height="0.902cm" svg:x="-0.002cm" svg:y="0.041cm"><text:p/><draw:enhanced-geometry svg:viewBox="0 0 21600 21600" draw:type="rectangle" draw:enhanced-path="M 0 0 L 21600 0 21600 21600 0 21600 0 0 Z N"/></draw:custom-shape><draw:custom-shape text:anchor-type="paragraph" draw:z-index="4" draw:name="Forme1_2" draw:style-name="gr19" draw:text-style-name="P35" svg:width="3.851cm" svg:height="0.593cm" svg:x="0.136cm" svg:y="0.176cm"><text:p text:style-name="P24">MERISE</text:p><draw:enhanced-geometry svg:viewBox="0 0 21600 21600" draw:type="rectangle" draw:enhanced-path="M 0 0 L 21600 0 21600 21600 0 21600 0 0 Z N"/></draw:custom-shape></text:p>
      <text:p text:style-name="P4"><draw:custom-shape text:anchor-type="paragraph" draw:z-index="15" draw:name="Forme1_9" draw:style-name="gr9" draw:text-style-name="P28" svg:width="10.514cm" svg:height="0.9cm" svg:x="0.005cm" svg:y="0.407cm"><text:p/><draw:enhanced-geometry svg:viewBox="0 0 21600 21600" draw:type="rectangle" draw:enhanced-path="M 0 0 L 21600 0 21600 21600 0 21600 0 0 Z N"/></draw:custom-shape><draw:custom-shape text:anchor-type="paragraph" draw:z-index="16" draw:name="Forme1_10" draw:style-name="gr8" draw:text-style-name="P29" svg:width="10.159cm" svg:height="0.593cm" svg:x="0.143cm" svg:y="0.549cm"><text:p text:style-name="P24">Support Technique et assistance aux utilisateurs</text:p><draw:enhanced-geometry svg:viewBox="0 0 21600 21600" draw:type="rectangle" draw:enhanced-path="M 0 0 L 21600 0 21600 21600 0 21600 0 0 Z N"/></draw:custom-shape></text:p>
      <text:p text:style-name="P4"/>
      <text:p text:style-name="P4"><draw:g text:anchor-type="paragraph" draw:z-index="12" draw:name="folder-home" draw:style-name="gr1"><draw:custom-shape draw:style-name="gr13" draw:text-style-name="P22" svg:width="1.001cm" svg:height="0.999cm" svg:x="3.732cm" svg:y="1.524cm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gon draw:style-name="gr11" draw:text-style-name="P23" svg:width="0.499cm" svg:height="0.499cm" draw:transform="rotate (1.5707963267949) translate (3.981593039109cm 2.27319403744404cm)" svg:viewBox="0 0 500 500" draw:points="0,62 250,62 250,0 500,250 250,500 250,437 0,437"><text:p/></draw:polygon><draw:polygon draw:style-name="gr11" draw:text-style-name="P23" svg:width="0.187cm" svg:height="0.125cm" draw:transform="rotate (1.5707963267949) translate (4.16852836724092cm 2.27319403744404cm)" svg:viewBox="0 0 188 126" draw:points="0,126 188,125 188,0 0,0"><text:p/></draw:polygon><draw:polygon draw:style-name="gr11" draw:text-style-name="P23" svg:width="0.124cm" svg:height="0.061cm" draw:transform="rotate (1.5707963267949) translate (4.35546334953398cm 1.9579152051652cm)" svg:viewBox="0 0 125 62" draw:points="62,0 125,0 125,62 0,62"><text:p/></draw:polygon></draw:g><draw:g text:anchor-type="paragraph" draw:z-index="13" draw:name="call-start" draw:style-name="gr1"><draw:custom-shape draw:style-name="gr12" draw:text-style-name="P22" svg:width="1.004cm" svg:height="1.001cm" svg:x="6.516cm" svg:y="2.342cm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gon draw:style-name="gr11" draw:text-style-name="P23" svg:width="0.501cm" svg:height="0.499cm" draw:transform="rotate (-3.14159265358979) translate (7.26787344900288cm 3.08956447987048cm)" svg:viewBox="0 0 502 500" draw:points="0,125 62,187 125,187 313,375 313,437 377,500 439,500 502,437 502,374 125,0 62,0 0,62"><text:p/></draw:polygon></draw:g><draw:g text:anchor-type="paragraph" draw:z-index="14" draw:name="star" draw:style-name="gr1"><draw:custom-shape draw:style-name="gr10" draw:text-style-name="P22" svg:width="1.011cm" svg:height="1.001cm" svg:x="5.8cm" svg:y="3.933cm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gon draw:style-name="gr11" draw:text-style-name="P23" svg:width="0.533cm" svg:height="0.515cm" draw:transform="skewX (0.00698131700797724) rotate (-1.89926729202023) translate (6.61435264544112cm 4.29218111789934cm)" svg:viewBox="0 0 534 516" draw:points="0,340 197,340 261,516 336,358 534,357 353,218 411,0 252,120 93,41 157,220"><text:p/></draw:polygon></draw:g><draw:custom-shape text:anchor-type="paragraph" draw:z-index="18" draw:name="Forme1_11" draw:style-name="gr6" draw:text-style-name="P27" svg:width="10.164cm" svg:height="0.593cm" svg:x="0.152cm" svg:y="0.323cm"><text:p text:style-name="P24">Cybersécurité et RGPD</text:p><draw:enhanced-geometry svg:viewBox="0 0 21600 21600" draw:type="rectangle" draw:enhanced-path="M 0 0 L 21600 0 21600 21600 0 21600 0 0 Z N"/></draw:custom-shape><draw:custom-shape text:anchor-type="paragraph" draw:z-index="17" draw:name="Forme1_12" draw:style-name="gr7" draw:text-style-name="P28" svg:width="10.526cm" svg:height="0.9cm" svg:x="0.007cm" svg:y="0.175cm"><text:p/><draw:enhanced-geometry svg:viewBox="0 0 21600 21600" draw:type="rectangle" draw:enhanced-path="M 0 0 L 21600 0 21600 21600 0 21600 0 0 Z N"/></draw:custom-shape><draw:g text:anchor-type="paragraph" draw:z-index="21" draw:name="folder-network" draw:style-name="gr1"><draw:custom-shape draw:style-name="gr2" draw:text-style-name="P22" svg:width="1.001cm" svg:height="1.001cm" svg:x="6.248cm" svg:y="3.18cm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3" svg:width="0.128cm" svg:height="0.131cm" svg:x="6.498cm" svg:y="3.61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3" svg:width="0.191cm" svg:height="0.191cm" svg:x="6.811cm" svg:y="3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3" svg:width="0.191cm" svg:height="0.191cm" svg:x="6.811cm" svg:y="3.7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3" svg:width="0.064cm" svg:height="0.064cm" svg:x="6.685cm" svg:y="3.5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3" svg:width="0.064cm" svg:height="0.064cm" svg:x="6.685cm" svg:y="3.7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text:anchor-type="paragraph" draw:z-index="11" draw:name="Forme2" draw:style-name="gr14" draw:text-style-name="P31" svg:width="20.979cm" svg:height="3.497cm" svg:x="-2.766cm" svg:y="2.983cm"><text:p text:style-name="P30"><text:span text:style-name="T45">13 Chemin <text:s/>du Baron, 32000 Auch, 1</text:span><text:span text:style-name="T49">er</text:span><text:span text:style-name="T45"> Étage batiment</text:span></text:p><text:p text:style-name="P30"><text:span text:style-name="T45"/></text:p><text:p text:style-name="P30"><text:span text:style-name="T45">06 95 96 20 31</text:span></text:p><text:p text:style-name="P30"><text:span text:style-name="T45"/></text:p><text:p text:style-name="P30"><text:span text:style-name="T45">19 ans, célibataire</text:span></text:p><text:p text:style-name="P30"><text:span text:style-name="T45"/></text:p><text:p text:style-name="P30"><text:span text:style-name="T45">LinkedIn : Hugo Doueil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9T23:53:04.025000000</meta:creation-date>
    <dc:date>2020-11-17T14:51:26.108000000</dc:date>
    <meta:editing-duration>PT2H57M32S</meta:editing-duration>
    <meta:editing-cycles>120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4" meta:word-count="147" meta:character-count="1020" meta:non-whitespace-character-count="870"/>
  </office:meta>
</office:document-meta>
</file>